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9" style:family="paragraph">
      <style:text-properties fo:color="#2323dc" style:font-name="Trebuchet MS" fo:font-size="12pt" fo:font-weight="normal" style:font-size-asian="12pt" style:font-weight-asian="normal" style:font-name-complex="Padauk" style:font-size-complex="12pt" style:font-weight-complex="normal"/>
    </style:style>
    <style:style style:name="P10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color="#2323dc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P12" style:family="paragraph">
      <style:text-properties fo:color="#dc2300" style:font-name="Trebuchet MS" fo:font-size="8pt" fo:font-weight="bold" style:font-size-asian="8pt" style:font-weight-asian="bold" style:font-name-complex="Zawgyi-One" style:font-size-complex="8pt" style:font-weight-complex="bold" style:text-overline-style="dash" style:text-overline-width="auto" style:text-overline-color="#000000"/>
    </style:style>
    <style:style style:name="P13" style:family="paragraph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P14" style:family="paragraph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9" style:family="text">
      <style:text-properties fo:color="#2323dc" style:font-name="Trebuchet MS" fo:font-size="12pt" fo:font-weight="normal" style:font-size-asian="12pt" style:font-weight-asian="normal" style:font-name-complex="Padauk" style:font-size-complex="12pt" style:font-weight-complex="normal"/>
    </style:style>
    <style:style style:name="T10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1" style:family="text">
      <style:text-properties fo:color="#dc2300" style:font-name="Trebuchet MS" fo:font-size="8pt" fo:font-weight="bold" style:font-size-asian="8pt" style:font-weight-asian="bold" style:font-name-complex="Zawgyi-One" style:font-size-complex="8pt" style:font-weight-complex="bold" style:text-overline-style="dash" style:text-overline-width="auto" style:text-overline-color="#000000"/>
    </style:style>
    <style:style style:name="T12" style:family="text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  <style:style style:name="gr6" style:family="graphic">
      <style:graphic-properties draw:stroke="none" svg:stroke-color="#000000" draw:fill="none" draw:fill-color="#ffffff" draw:textarea-horizontal-align="center" draw:textarea-vertical-align="bottom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6299in" svg:y="0.1902in"><draw:text-box><text:p><text:span text:style-name="T6">၁</text:span></text:p></draw:text-box></draw:frame><draw:frame draw:style-name="gr5" draw:text-style-name="P7" svg:width="0.1685in" svg:height="0.3024in" svg:x="0.5299in" svg:y="0.2217in"><draw:text-box><text:p><text:span text:style-name="T7">1</text:span></text:p></draw:text-box></draw:frame><draw:frame draw:style-name="gr4" draw:text-style-name="P8" svg:width="0.3012in" svg:height="0.3024in" svg:x="0.6299in" svg:y="0in"><draw:text-box><text:p><text:span text:style-name="T8">ဍ</text:span></text:p></draw:text-box></draw:frame></draw:g><draw:g text:anchor-type="paragraph" draw:z-index="18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0972in" svg:y="0.1902in"><draw:text-box><text:p><text:span text:style-name="T6">၂</text:span></text:p></draw:text-box></draw:frame><draw:frame draw:style-name="gr5" draw:text-style-name="P7" svg:width="0.1685in" svg:height="0.3024in" svg:x="0.9972in" svg:y="0.2217in"><draw:text-box><text:p><text:span text:style-name="T7">2</text:span></text:p></draw:text-box></draw:frame><draw:frame draw:style-name="gr4" draw:text-style-name="P9" svg:width="0.3012in" svg:height="0.3024in" svg:x="1.0972in" svg:y="0in"><draw:text-box><text:p><text:span text:style-name="T9">ၒ</text:span></text:p></draw:text-box></draw:frame></draw:g><draw:g text:anchor-type="paragraph" draw:z-index="19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5673in" svg:y="0.1902in"><draw:text-box><text:p><text:span text:style-name="T6">၃</text:span></text:p></draw:text-box></draw:frame><draw:frame draw:style-name="gr5" draw:text-style-name="P7" svg:width="0.1685in" svg:height="0.3024in" svg:x="1.4673in" svg:y="0.2217in"><draw:text-box><text:p><text:span text:style-name="T7">3</text:span></text:p></draw:text-box></draw:frame><draw:frame draw:style-name="gr4" draw:text-style-name="P8" svg:width="0.3012in" svg:height="0.3024in" svg:x="1.5673in" svg:y="0in"><draw:text-box><text:p><text:span text:style-name="T8">ဋ</text:span></text:p></draw:text-box></draw:frame></draw:g><draw:g text:anchor-type="paragraph" draw:z-index="20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0374in" svg:y="0.1902in"><draw:text-box><text:p><text:span text:style-name="T6">၄</text:span></text:p></draw:text-box></draw:frame><draw:frame draw:style-name="gr5" draw:text-style-name="P7" svg:width="0.1685in" svg:height="0.3024in" svg:x="1.9374in" svg:y="0.2217in"><draw:text-box><text:p><text:span text:style-name="T7">4</text:span></text:p></draw:text-box></draw:frame><draw:frame draw:style-name="gr4" draw:text-style-name="P9" svg:width="0.3012in" svg:height="0.3024in" svg:x="2.0374in" svg:y="0in"><draw:text-box><text:p><text:span text:style-name="T9">ၓ</text:span></text:p></draw:text-box></draw:frame></draw:g><draw:g text:anchor-type="paragraph" draw:z-index="21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5091in" svg:y="0.1902in"><draw:text-box><text:p><text:span text:style-name="T6">၅</text:span></text:p></draw:text-box></draw:frame><draw:frame draw:style-name="gr5" draw:text-style-name="P7" svg:width="0.1685in" svg:height="0.3024in" svg:x="2.4091in" svg:y="0.2217in"><draw:text-box><text:p><text:span text:style-name="T7">5</text:span></text:p></draw:text-box></draw:frame><draw:frame draw:style-name="gr4" draw:text-style-name="P9" svg:width="0.3012in" svg:height="0.3024in" svg:x="2.5091in" svg:y="0in"><draw:text-box><text:p><text:span text:style-name="T9">ၔ</text:span></text:p></draw:text-box></draw:frame></draw:g><draw:g text:anchor-type="paragraph" draw:z-index="22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9756in" svg:y="0.1902in"><draw:text-box><text:p><text:span text:style-name="T6">၆</text:span></text:p></draw:text-box></draw:frame><draw:frame draw:style-name="gr5" draw:text-style-name="P7" svg:width="0.1685in" svg:height="0.3024in" svg:x="2.8756in" svg:y="0.2217in"><draw:text-box><text:p><text:span text:style-name="T7">6</text:span></text:p></draw:text-box></draw:frame><draw:frame draw:style-name="gr4" draw:text-style-name="P9" svg:width="0.3012in" svg:height="0.3024in" svg:x="2.9756in" svg:y="0in"><draw:text-box><text:p><text:span text:style-name="T9">ၕ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3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4394in" svg:y="0.1902in"><draw:text-box><text:p><text:span text:style-name="T6">၇</text:span></text:p></draw:text-box></draw:frame><draw:frame draw:style-name="gr5" draw:text-style-name="P7" svg:width="0.1685in" svg:height="0.3024in" svg:x="3.3394in" svg:y="0.2217in"><draw:text-box><text:p><text:span text:style-name="T7">7</text:span></text:p></draw:text-box></draw:frame><draw:frame draw:style-name="gr4" draw:text-style-name="P8" svg:width="0.3012in" svg:height="0.3024in" svg:x="3.4394in" svg:y="0in"><draw:text-box><text:p><text:span text:style-name="T8">ရ</text:span></text:p></draw:text-box></draw:frame></draw:g><draw:g text:anchor-type="paragraph" draw:z-index="24" draw:style-name="gr2"><draw:custom-shape draw:style-name="gr3" svg:width="0.4303in" svg:height="0.4303in" svg:x="3.76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8976in" svg:y="0.1902in"><draw:text-box><text:p><text:span text:style-name="T6">၈</text:span></text:p></draw:text-box></draw:frame><draw:frame draw:style-name="gr5" draw:text-style-name="P7" svg:width="0.1685in" svg:height="0.3024in" svg:x="3.7976in" svg:y="0.2213in"><draw:text-box><text:p><text:span text:style-name="T7">8</text:span></text:p></draw:text-box></draw:frame></draw:g><draw:g text:anchor-type="paragraph" draw:z-index="25" draw:style-name="gr2"><draw:custom-shape draw:style-name="gr3" svg:width="0.4303in" svg:height="0.4303in" svg:x="4.227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3646in" svg:y="0.1902in"><draw:text-box><text:p><text:span text:style-name="T6">၉</text:span></text:p></draw:text-box></draw:frame><draw:frame draw:style-name="gr5" draw:text-style-name="P7" svg:width="0.1685in" svg:height="0.3024in" svg:x="4.2646in" svg:y="0.2213in"><draw:text-box><text:p><text:span text:style-name="T7">9</text:span></text:p></draw:text-box></draw:frame></draw:g><draw:g text:anchor-type="paragraph" draw:z-index="26" draw:style-name="gr2"><draw:custom-shape draw:style-name="gr3" svg:width="0.4303in" svg:height="0.4303in" svg:x="4.693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8311in" svg:y="0.1902in"><draw:text-box><text:p><text:span text:style-name="T6">၀</text:span></text:p></draw:text-box></draw:frame><draw:frame draw:style-name="gr5" draw:text-style-name="P7" svg:width="0.1685in" svg:height="0.3024in" svg:x="4.7311in" svg:y="0.2213in"><draw:text-box><text:p><text:span text:style-name="T7">0</text:span></text:p></draw:text-box></draw:frame></draw:g><draw:g text:anchor-type="paragraph" draw:z-index="27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2063in" svg:y="0.2213in"><draw:text-box><text:p><text:span text:style-name="T7">-</text:span></text:p></draw:text-box></draw:frame></draw:g><draw:g text:anchor-type="paragraph" draw:z-index="28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6673in" svg:y="0.2213in"><draw:text-box><text:p><text:span text:style-name="T7">=</text:span></text:p></draw:text-box></draw:frame></draw:g><draw:g text:anchor-type="paragraph" draw:z-index="63" draw:style-name="gr2"><draw:custom-shape draw:style-name="gr3" svg:width="0.4303in" svg:height="0.4303in" svg:x="0.0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0.1673in" svg:y="0.1902in"><draw:text-box><text:p><text:span text:style-name="T12">ၐ</text:span></text:p></draw:text-box></draw:frame><draw:frame draw:style-name="gr5" draw:text-style-name="P7" svg:width="0.1685in" svg:height="0.3024in" svg:x="0.0673in" svg:y="0.2217in"><draw:text-box><text:p><text:span text:style-name="T7">`</text:span></text:p></draw:text-box></draw:frame><draw:frame draw:style-name="gr4" draw:text-style-name="P8" svg:width="0.3012in" svg:height="0.3024in" svg:x="0.1673in" svg:y="0in"><draw:text-box><text:p><text:span text:style-name="T8">ဎ</text:span></text:p></draw:text-box></draw:frame></draw:g></text:p>
      <text:p text:style-name="Standard"/>
      <text:p text:style-name="Standard"><draw:g text:anchor-type="paragraph" draw:z-index="29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8575in" svg:y="0.2701in"><draw:text-box><text:p><text:span text:style-name="T6">ဆ</text:span></text:p></draw:text-box></draw:frame><draw:frame draw:style-name="gr5" draw:text-style-name="P7" svg:width="0.1685in" svg:height="0.3024in" svg:x="0.7575in" svg:y="0.3016in"><draw:text-box><text:p><text:span text:style-name="T7">Q</text:span></text:p></draw:text-box></draw:frame><draw:frame draw:style-name="gr4" draw:text-style-name="P8" svg:width="0.3012in" svg:height="0.3024in" svg:x="0.8575in" svg:y="0.0799in"><draw:text-box><text:p><text:span text:style-name="T8">ဈ</text:span></text:p></draw:text-box></draw:frame></draw:g><draw:g text:anchor-type="paragraph" draw:z-index="30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3248in" svg:y="0.2709in"><draw:text-box><text:p><text:span text:style-name="T6">တ</text:span></text:p></draw:text-box></draw:frame><draw:frame draw:style-name="gr5" draw:text-style-name="P7" svg:width="0.1685in" svg:height="0.3024in" svg:x="1.2248in" svg:y="0.3024in"><draw:text-box><text:p><text:span text:style-name="T7">W</text:span></text:p></draw:text-box></draw:frame><draw:frame draw:style-name="gr4" draw:text-style-name="P8" svg:width="0.3012in" svg:height="0.3024in" svg:x="1.3248in" svg:y="0.0807in"><draw:text-box><text:p><text:span text:style-name="T8">ဝ</text:span></text:p></draw:text-box></draw:frame></draw:g><draw:g text:anchor-type="paragraph" draw:z-index="31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7917in" svg:y="0.2709in"><draw:text-box><text:p><text:span text:style-name="T6">န</text:span></text:p></draw:text-box></draw:frame><draw:frame draw:style-name="gr5" draw:text-style-name="P7" svg:width="0.1685in" svg:height="0.3024in" svg:x="1.6917in" svg:y="0.3024in"><draw:text-box><text:p><text:span text:style-name="T7">E</text:span></text:p></draw:text-box></draw:frame><draw:frame draw:style-name="gr4" draw:text-style-name="P8" svg:width="0.3012in" svg:height="0.3024in" svg:x="1.7917in" svg:y="0.0807in"><draw:text-box><text:p><text:span text:style-name="T8">ဣ</text:span></text:p></draw:text-box></draw:frame></draw:g><draw:g text:anchor-type="paragraph" draw:z-index="32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2583in" svg:y="0.2665in"><draw:text-box><text:p><text:span text:style-name="T6">မ</text:span></text:p></draw:text-box></draw:frame><draw:frame draw:style-name="gr5" draw:text-style-name="P7" svg:width="0.1685in" svg:height="0.3024in" svg:x="2.1583in" svg:y="0.298in"><draw:text-box><text:p><text:span text:style-name="T7">R</text:span></text:p></draw:text-box></draw:frame><draw:frame draw:style-name="gr4" draw:text-style-name="P9" svg:width="0.3012in" svg:height="0.3024in" svg:x="2.2583in" svg:y="0.0764in"><draw:text-box><text:p><text:span text:style-name="T9">၎</text:span></text:p></draw:text-box></draw:frame></draw:g><draw:g text:anchor-type="paragraph" draw:z-index="33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7276in" svg:y="0.2701in"><draw:text-box><text:p><text:span text:style-name="T6">အ</text:span></text:p></draw:text-box></draw:frame><draw:frame draw:style-name="gr5" draw:text-style-name="P7" svg:width="0.1685in" svg:height="0.3024in" svg:x="2.6276in" svg:y="0.3016in"><draw:text-box><text:p><text:span text:style-name="T7">T</text:span></text:p></draw:text-box></draw:frame><draw:frame draw:style-name="gr4" draw:text-style-name="P8" svg:width="0.3012in" svg:height="0.3024in" svg:x="2.7276in" svg:y="0.0799in"><draw:text-box><text:p><text:span text:style-name="T8">ဤ</text:span></text:p></draw:text-box></draw:frame></draw:g><draw:g text:anchor-type="paragraph" draw:z-index="34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1917in" svg:y="0.2665in"><draw:text-box><text:p><text:span text:style-name="T6">ပ</text:span></text:p></draw:text-box></draw:frame><draw:frame draw:style-name="gr5" draw:text-style-name="P7" svg:width="0.1685in" svg:height="0.3024in" svg:x="3.0917in" svg:y="0.298in"><draw:text-box><text:p><text:span text:style-name="T7">Y</text:span></text:p></draw:text-box></draw:frame><draw:frame draw:style-name="gr4" draw:text-style-name="P8" svg:width="0.3012in" svg:height="0.3024in" svg:x="3.1917in" svg:y="0.0764in"><draw:text-box><text:p><text:span text:style-name="T8">၌</text:span></text:p></draw:text-box></draw:frame></draw:g><draw:g text:anchor-type="paragraph" draw:z-index="35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6575in" svg:y="0.2701in"><draw:text-box><text:p><text:span text:style-name="T6">က</text:span></text:p></draw:text-box></draw:frame><draw:frame draw:style-name="gr5" draw:text-style-name="P7" svg:width="0.1685in" svg:height="0.3024in" svg:x="3.5575in" svg:y="0.3016in"><draw:text-box><text:p><text:span text:style-name="T7">U</text:span></text:p></draw:text-box></draw:frame><draw:frame draw:style-name="gr4" draw:text-style-name="P8" svg:width="0.3012in" svg:height="0.3024in" svg:x="3.6575in" svg:y="0.0799in"><draw:text-box><text:p><text:span text:style-name="T8">ဥ</text:span></text:p></draw:text-box></draw:frame></draw:g><draw:g text:anchor-type="paragraph" draw:z-index="36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1228in" svg:y="0.2701in"><draw:text-box><text:p><text:span text:style-name="T6">င</text:span></text:p></draw:text-box></draw:frame><draw:frame draw:style-name="gr5" draw:text-style-name="P7" svg:width="0.1685in" svg:height="0.3024in" svg:x="4.0228in" svg:y="0.3016in"><draw:text-box><text:p><text:span text:style-name="T7">I</text:span></text:p></draw:text-box></draw:frame><draw:frame draw:style-name="gr4" draw:text-style-name="P8" svg:width="0.3012in" svg:height="0.3024in" svg:x="4.1228in" svg:y="0.0799in"><draw:text-box><text:p><text:span text:style-name="T8">၍</text:span></text:p></draw:text-box></draw:frame></draw:g><draw:g text:anchor-type="paragraph" draw:z-index="37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5874in" svg:y="0.2701in"><draw:text-box><text:p><text:span text:style-name="T6">သ</text:span></text:p></draw:text-box></draw:frame><draw:frame draw:style-name="gr5" draw:text-style-name="P7" svg:width="0.1685in" svg:height="0.3024in" svg:x="4.4874in" svg:y="0.3016in"><draw:text-box><text:p><text:span text:style-name="T7">O</text:span></text:p></draw:text-box></draw:frame><draw:frame draw:style-name="gr4" draw:text-style-name="P8" svg:width="0.3012in" svg:height="0.3024in" svg:x="4.5874in" svg:y="0.0799in"><draw:text-box><text:p><text:span text:style-name="T8">ႆ</text:span></text:p></draw:text-box></draw:frame></draw:g><draw:g text:anchor-type="paragraph" draw:z-index="38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0449in" svg:y="0.2709in"><draw:text-box><text:p><text:span text:style-name="T6">စ</text:span></text:p></draw:text-box></draw:frame><draw:frame draw:style-name="gr5" draw:text-style-name="P7" svg:width="0.1685in" svg:height="0.3024in" svg:x="4.9449in" svg:y="0.3024in"><draw:text-box><text:p><text:span text:style-name="T7">P</text:span></text:p></draw:text-box></draw:frame><draw:frame draw:style-name="gr4" draw:text-style-name="P8" svg:width="0.3012in" svg:height="0.3024in" svg:x="5.0449in" svg:y="0.0807in"><draw:text-box><text:p><text:span text:style-name="T8">ဏ</text:span></text:p></draw:text-box></draw:frame></draw:g><draw:g text:anchor-type="paragraph" draw:z-index="39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5118in" svg:y="0.2709in"><draw:text-box><text:p><text:span text:style-name="T6">ဟ</text:span></text:p></draw:text-box></draw:frame><draw:frame draw:style-name="gr5" draw:text-style-name="P7" svg:width="0.1685in" svg:height="0.3024in" svg:x="5.4118in" svg:y="0.3024in"><draw:text-box><text:p><text:span text:style-name="T7">[</text:span></text:p></draw:text-box></draw:frame><draw:frame draw:style-name="gr4" draw:text-style-name="P8" svg:width="0.3012in" svg:height="0.3024in" svg:x="5.5118in" svg:y="0.0807in"><draw:text-box><text:p><text:span text:style-name="T8">ဧ</text:span></text:p></draw:text-box></draw:frame></draw:g><draw:g text:anchor-type="paragraph" draw:z-index="40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6.4465in" svg:y="0.2709in"><draw:text-box><text:p><text:span text:style-name="T6">၏</text:span></text:p></draw:text-box></draw:frame><draw:frame draw:style-name="gr5" draw:text-style-name="P7" svg:width="0.1685in" svg:height="0.3024in" svg:x="6.3465in" svg:y="0.3024in"><draw:text-box><text:p><text:span text:style-name="T7">\</text:span></text:p></draw:text-box></draw:frame><draw:frame draw:style-name="gr4" draw:text-style-name="P11" svg:width="0.3012in" svg:height="0.3024in" svg:x="6.4465in" svg:y="0.0807in"><draw:text-box><text:p><text:span text:style-name="T9">ၑ</text:span></text:p></draw:text-box></draw:frame></draw:g><draw:g text:anchor-type="paragraph" draw:z-index="62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9728in" svg:y="0.2709in"><draw:text-box><text:p><text:span text:style-name="T6">ဩ</text:span></text:p></draw:text-box></draw:frame><draw:frame draw:style-name="gr5" draw:text-style-name="P7" svg:width="0.1685in" svg:height="0.3024in" svg:x="5.8728in" svg:y="0.302in"><draw:text-box><text:p><text:span text:style-name="T7">]</text:span></text:p></draw:text-box></draw:frame><draw:frame draw:style-name="gr4" draw:text-style-name="P8" svg:width="0.3012in" svg:height="0.3024in" svg:x="5.9299in" svg:y="0.0799in"><draw:text-box><text:p><text:span text:style-name="T8">ဪ</text:span></text:p></draw:text-box></draw:frame></draw:g></text:p>
      <text:p text:style-name="Standard"/>
      <text:p text:style-name="Standard"><draw:g text:anchor-type="paragraph" draw:z-index="41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9776in" svg:y="0.35in"><draw:text-box><text:p><text:span text:style-name="T6">ေ</text:span><text:span text:style-name="T10">--</text:span></text:p></draw:text-box></draw:frame><draw:frame draw:style-name="gr5" draw:text-style-name="P7" svg:width="0.1685in" svg:height="0.3024in" svg:x="0.8776in" svg:y="0.3815in"><draw:text-box><text:p><text:span text:style-name="T7">A</text:span></text:p></draw:text-box></draw:frame><draw:frame draw:style-name="gr4" draw:text-style-name="P8" svg:width="0.3012in" svg:height="0.3024in" svg:x="0.9776in" svg:y="0.1598in"><draw:text-box><text:p><text:span text:style-name="T8">ဗ</text:span></text:p></draw:text-box></draw:frame></draw:g><draw:g text:anchor-type="paragraph" draw:z-index="42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4472in" svg:y="0.35in"><draw:text-box><text:p><text:span text:style-name="T6">--</text:span><text:span text:style-name="T6">်</text:span></text:p></draw:text-box></draw:frame><draw:frame draw:style-name="gr5" draw:text-style-name="P7" svg:width="0.1685in" svg:height="0.3024in" svg:x="1.3472in" svg:y="0.3815in"><draw:text-box><text:p><text:span text:style-name="T7">S</text:span></text:p></draw:text-box></draw:frame><draw:frame draw:style-name="gr4" draw:text-style-name="P8" svg:width="0.3012in" svg:height="0.3024in" svg:x="1.4472in" svg:y="0.1598in"><draw:text-box><text:p><text:span text:style-name="T8">--</text:span><text:span text:style-name="T8">ွ</text:span></text:p></draw:text-box></draw:frame></draw:g><draw:g text:anchor-type="paragraph" draw:z-index="43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9193in" svg:y="0.3512in"><draw:text-box><text:p><text:span text:style-name="T6">--</text:span><text:span text:style-name="T6">ိ</text:span></text:p></draw:text-box></draw:frame><draw:frame draw:style-name="gr5" draw:text-style-name="P7" svg:width="0.1685in" svg:height="0.3024in" svg:x="1.8193in" svg:y="0.3827in"><draw:text-box><text:p><text:span text:style-name="T7">D</text:span></text:p></draw:text-box></draw:frame><draw:frame draw:style-name="gr4" draw:text-style-name="P8" svg:width="0.3012in" svg:height="0.3024in" svg:x="1.9193in" svg:y="0.161in"><draw:text-box><text:p><text:span text:style-name="T8">--</text:span><text:span text:style-name="T8">ီ</text:span></text:p></draw:text-box></draw:frame></draw:g><draw:g text:anchor-type="paragraph" draw:z-index="45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8528in" svg:y="0.3512in"><draw:text-box><text:p><text:span text:style-name="T6">--</text:span><text:span text:style-name="T6">ါ</text:span></text:p></draw:text-box></draw:frame><draw:frame draw:style-name="gr5" draw:text-style-name="P7" svg:width="0.1685in" svg:height="0.3024in" svg:x="2.7528in" svg:y="0.3827in"><draw:text-box><text:p><text:span text:style-name="T7">G</text:span></text:p></draw:text-box></draw:frame><draw:frame draw:style-name="gr4" draw:text-style-name="P8" svg:width="0.3012in" svg:height="0.3024in" svg:x="2.8528in" svg:y="0.161in"><draw:text-box><text:p><text:span text:style-name="T8">--</text:span><text:span text:style-name="T8">ြ</text:span></text:p></draw:text-box></draw:frame></draw:g><draw:g text:anchor-type="paragraph" draw:z-index="46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3173in" svg:y="0.35in"><draw:text-box><text:p><text:span text:style-name="T6">--</text:span><text:span text:style-name="T6">့</text:span></text:p></draw:text-box></draw:frame><draw:frame draw:style-name="gr5" draw:text-style-name="P7" svg:width="0.1685in" svg:height="0.3024in" svg:x="3.2173in" svg:y="0.3815in"><draw:text-box><text:p><text:span text:style-name="T7">H</text:span></text:p></draw:text-box></draw:frame><draw:frame draw:style-name="gr4" draw:text-style-name="P8" svg:width="0.3012in" svg:height="0.3024in" svg:x="3.3173in" svg:y="0.1598in"><draw:text-box><text:p><text:span text:style-name="T8">--</text:span><text:span text:style-name="T8">ံ</text:span></text:p></draw:text-box></draw:frame></draw:g><draw:g text:anchor-type="paragraph" draw:z-index="47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7776in" svg:y="0.35in"><draw:text-box><text:p><text:span text:style-name="T6">ျ</text:span><text:span text:style-name="T10">-</text:span></text:p></draw:text-box></draw:frame><draw:frame draw:style-name="gr5" draw:text-style-name="P7" svg:width="0.1685in" svg:height="0.3024in" svg:x="3.6776in" svg:y="0.3815in"><draw:text-box><text:p><text:span text:style-name="T7">J</text:span></text:p></draw:text-box></draw:frame><draw:frame draw:style-name="gr4" draw:text-style-name="P8" svg:width="0.3012in" svg:height="0.3024in" svg:x="3.7776in" svg:y="0.1598in"><draw:text-box><text:p><text:span text:style-name="T8">--</text:span><text:span text:style-name="T8">ဲ</text:span></text:p></draw:text-box></draw:frame></draw:g><draw:g text:anchor-type="paragraph" draw:z-index="48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2528in" svg:y="0.3512in"><draw:text-box><text:p><text:span text:style-name="T6">--</text:span><text:span text:style-name="T6">ု</text:span></text:p></draw:text-box></draw:frame><draw:frame draw:style-name="gr5" draw:text-style-name="P7" svg:width="0.1685in" svg:height="0.3024in" svg:x="4.1528in" svg:y="0.3827in"><draw:text-box><text:p><text:span text:style-name="T7">K</text:span></text:p></draw:text-box></draw:frame><draw:frame draw:style-name="gr4" draw:text-style-name="P8" svg:width="0.3012in" svg:height="0.3024in" svg:x="4.2528in" svg:y="0.161in"><draw:text-box><text:p><text:span text:style-name="T8">ဒ</text:span></text:p></draw:text-box></draw:frame></draw:g><draw:g text:anchor-type="paragraph" draw:z-index="49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7193in" svg:y="0.3504in"><draw:text-box><text:p><text:span text:style-name="T6">--</text:span><text:span text:style-name="T6">ူ</text:span></text:p></draw:text-box></draw:frame><draw:frame draw:style-name="gr5" draw:text-style-name="P7" svg:width="0.1685in" svg:height="0.3024in" svg:x="4.6193in" svg:y="0.3819in"><draw:text-box><text:p><text:span text:style-name="T7">L</text:span></text:p></draw:text-box></draw:frame><draw:frame draw:style-name="gr4" draw:text-style-name="P8" svg:width="0.3012in" svg:height="0.3024in" svg:x="4.7193in" svg:y="0.1602in"><draw:text-box><text:p><text:span text:style-name="T8">ဓ</text:span></text:p></draw:text-box></draw:frame></draw:g><draw:g text:anchor-type="paragraph" draw:z-index="50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1858in" svg:y="0.3512in"><draw:text-box><text:p><text:span text:style-name="T6">--</text:span><text:span text:style-name="T6">း</text:span></text:p></draw:text-box></draw:frame><draw:frame draw:style-name="gr5" draw:text-style-name="P7" svg:width="0.1685in" svg:height="0.3024in" svg:x="5.0858in" svg:y="0.3827in"><draw:text-box><text:p><text:span text:style-name="T7">;</text:span></text:p></draw:text-box></draw:frame><draw:frame draw:style-name="gr4" draw:text-style-name="P8" svg:width="0.3012in" svg:height="0.3024in" svg:x="5.1858in" svg:y="0.161in"><draw:text-box><text:p><text:span text:style-name="T8">ဂ</text:span></text:p></draw:text-box></draw:frame></draw:g><draw:g text:anchor-type="paragraph" draw:z-index="44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3874in" svg:y="0.35in"><draw:text-box><text:p><text:span text:style-name="T6">--</text:span><text:span text:style-name="T6">္</text:span></text:p></draw:text-box></draw:frame><draw:frame draw:style-name="gr5" draw:text-style-name="P7" svg:width="0.1685in" svg:height="0.3024in" svg:x="2.2874in" svg:y="0.3811in"><draw:text-box><text:p><text:span text:style-name="T7">F</text:span></text:p></draw:text-box></draw:frame><draw:frame draw:style-name="gr6" draw:text-style-name="P12" svg:width="0.4386in" svg:height="0.213in" svg:x="2.25in" svg:y="0.2012in"><draw:text-box><text:p><text:span text:style-name="T11">Stack</text:span></text:p></draw:text-box></draw:frame></draw:g></text:p>
      <text:p text:style-name="Standard"><draw:g text:anchor-type="paragraph" draw:z-index="51" draw:style-name="gr2"><draw:custom-shape draw:style-name="gr3" svg:width="0.4303in" svg:height="0.4303in" svg:x="5.5118in" svg:y="0.003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5492in" svg:y="0.1909in"><draw:text-box><text:p><text:span text:style-name="T7">'</text:span></text:p></draw:text-box></draw:frame></draw:g></text:p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2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2193in" svg:y="0.2386in"><draw:text-box><text:p><text:span text:style-name="T6">ဖ</text:span></text:p></draw:text-box></draw:frame><draw:frame draw:style-name="gr5" draw:text-style-name="P7" svg:width="0.1685in" svg:height="0.3024in" svg:x="1.1193in" svg:y="0.2701in"><draw:text-box><text:p><text:span text:style-name="T7">Z</text:span></text:p></draw:text-box></draw:frame><draw:frame draw:style-name="gr4" draw:text-style-name="P8" svg:width="0.3012in" svg:height="0.3024in" svg:x="1.2193in" svg:y="0.0484in"><draw:text-box><text:p><text:span text:style-name="T8">ဇ</text:span></text:p></draw:text-box></draw:frame></draw:g><draw:g text:anchor-type="paragraph" draw:z-index="53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6791in" svg:y="0.2386in"><draw:text-box><text:p><text:span text:style-name="T6">ထ</text:span></text:p></draw:text-box></draw:frame><draw:frame draw:style-name="gr5" draw:text-style-name="P7" svg:width="0.1685in" svg:height="0.3024in" svg:x="1.5791in" svg:y="0.2701in"><draw:text-box><text:p><text:span text:style-name="T7">X</text:span></text:p></draw:text-box></draw:frame><draw:frame draw:style-name="gr4" draw:text-style-name="P8" svg:width="0.3012in" svg:height="0.3024in" svg:x="1.6791in" svg:y="0.0484in"><draw:text-box><text:p><text:span text:style-name="T8">ဌ</text:span></text:p></draw:text-box></draw:frame></draw:g><draw:g text:anchor-type="paragraph" draw:z-index="54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1492in" svg:y="0.2386in"><draw:text-box><text:p><text:span text:style-name="T6">ခ</text:span></text:p></draw:text-box></draw:frame><draw:frame draw:style-name="gr5" draw:text-style-name="P7" svg:width="0.1685in" svg:height="0.3024in" svg:x="2.0492in" svg:y="0.2701in"><draw:text-box><text:p><text:span text:style-name="T7">C</text:span></text:p></draw:text-box></draw:frame><draw:frame draw:style-name="gr4" draw:text-style-name="P8" svg:width="0.3012in" svg:height="0.3024in" svg:x="2.1492in" svg:y="0.0484in"><draw:text-box><text:p><text:span text:style-name="T8">ဃ</text:span></text:p></draw:text-box></draw:frame></draw:g><draw:g text:anchor-type="paragraph" draw:z-index="55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6193in" svg:y="0.2402in"><draw:text-box><text:p><text:span text:style-name="T6">လ</text:span></text:p></draw:text-box></draw:frame><draw:frame draw:style-name="gr5" draw:text-style-name="P7" svg:width="0.1685in" svg:height="0.3024in" svg:x="2.5193in" svg:y="0.2717in"><draw:text-box><text:p><text:span text:style-name="T7">V</text:span></text:p></draw:text-box></draw:frame><draw:frame draw:style-name="gr4" draw:text-style-name="P8" svg:width="0.3012in" svg:height="0.3024in" svg:x="2.6193in" svg:y="0.05in"><draw:text-box><text:p><text:span text:style-name="T8">ဠ</text:span></text:p></draw:text-box></draw:frame></draw:g><draw:g text:anchor-type="paragraph" draw:z-index="56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0846in" svg:y="0.2386in"><draw:text-box><text:p><text:span text:style-name="T6">ဘ</text:span></text:p></draw:text-box></draw:frame><draw:frame draw:style-name="gr5" draw:text-style-name="P7" svg:width="0.1685in" svg:height="0.3024in" svg:x="2.9846in" svg:y="0.2701in"><draw:text-box><text:p><text:span text:style-name="T7">B</text:span></text:p></draw:text-box></draw:frame><draw:frame draw:style-name="gr4" draw:text-style-name="P8" svg:width="0.3012in" svg:height="0.3024in" svg:x="3.0846in" svg:y="0.0484in"><draw:text-box><text:p><text:span text:style-name="T8">ယ</text:span></text:p></draw:text-box></draw:frame></draw:g><draw:g text:anchor-type="paragraph" draw:z-index="57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5472in" svg:y="0.2402in"><draw:text-box><text:p><text:span text:style-name="T6">ည</text:span></text:p></draw:text-box></draw:frame><draw:frame draw:style-name="gr5" draw:text-style-name="P7" svg:width="0.1685in" svg:height="0.3024in" svg:x="3.4472in" svg:y="0.2717in"><draw:text-box><text:p><text:span text:style-name="T7">N</text:span></text:p></draw:text-box></draw:frame><draw:frame draw:style-name="gr4" draw:text-style-name="P8" svg:width="0.3012in" svg:height="0.3024in" svg:x="3.5472in" svg:y="0.05in"><draw:text-box><text:p><text:span text:style-name="T8">ဉ</text:span></text:p></draw:text-box></draw:frame></draw:g><draw:g text:anchor-type="paragraph" draw:z-index="58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0201in" svg:y="0.2402in"><draw:text-box><text:p><text:span text:style-name="T6">--</text:span><text:span text:style-name="T6">ာ</text:span></text:p></draw:text-box></draw:frame><draw:frame draw:style-name="gr5" draw:text-style-name="P7" svg:width="0.1685in" svg:height="0.3024in" svg:x="3.9201in" svg:y="0.2717in"><draw:text-box><text:p><text:span text:style-name="T7">M</text:span></text:p></draw:text-box></draw:frame><draw:frame draw:style-name="gr4" draw:text-style-name="P8" svg:width="0.3012in" svg:height="0.3024in" svg:x="4.0201in" svg:y="0.05in"><draw:text-box><text:p><text:span text:style-name="T8">ဦ</text:span></text:p></draw:text-box></draw:frame></draw:g><draw:g text:anchor-type="paragraph" draw:z-index="59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4.3866in" svg:y="0.2709in"><draw:text-box><text:p><text:span text:style-name="T7">,</text:span></text:p></draw:text-box></draw:frame><draw:frame draw:style-name="gr4" draw:text-style-name="P8" svg:width="0.3012in" svg:height="0.3024in" svg:x="4.4866in" svg:y="0.0492in"><draw:text-box><text:p><text:span text:style-name="T8">၊</text:span></text:p></draw:text-box></draw:frame></draw:g><draw:g text:anchor-type="paragraph" draw:z-index="60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4.8535in" svg:y="0.2709in"><draw:text-box><text:p><text:span text:style-name="T7">.</text:span></text:p></draw:text-box></draw:frame><draw:frame draw:style-name="gr4" draw:text-style-name="P13" svg:width="0.3012in" svg:height="0.3024in" svg:x="4.9535in" svg:y="0.0492in"><draw:text-box><text:p><text:span text:style-name="T8">။</text:span></text:p></draw:text-box></draw:frame></draw:g><draw:g text:anchor-type="paragraph" draw:z-index="61" draw:style-name="gr2"><draw:custom-shape draw:style-name="gr3" svg:width="0.4303in" svg:height="0.4303in" svg:x="5.2874in" svg:y="0.078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3248in" svg:y="0.2657in"><draw:text-box><text:p><text:span text:style-name="T7">/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Myanmar 3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35M48S</meta:editing-duration>
    <meta:editing-cycles>96</meta:editing-cycles>
    <meta:generator>OpenOffice.org/3.2$Win32 OpenOffice.org_project/320m18$Build-9502</meta:generator>
    <dc:date>2010-11-23T15:19:29.35</dc:date>
    <dc:creator>Seth Hetu</dc:creator>
    <meta:document-statistic meta:table-count="0" meta:image-count="3" meta:object-count="0" meta:page-count="1" meta:paragraph-count="2" meta:word-count="45" meta:character-count="247"/>
    <meta:user-defined meta:name="Info 1"/>
    <meta:user-defined meta:name="Info 2"/>
    <meta:user-defined meta:name="Info 3"/>
    <meta:user-defined meta:name="Info 4"/>
  </office:meta>
</office:document-meta>
</file>